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officeooo:rsid="000dd28f" officeooo:paragraph-rsid="000dd28f"/>
    </style:style>
    <style:style style:name="P2" style:family="paragraph" style:parent-style-name="Title">
      <style:text-properties style:font-name="Ubuntu" fo:font-size="13pt" style:font-size-asian="13pt" style:font-size-complex="13pt"/>
    </style:style>
    <style:style style:name="P3" style:family="paragraph" style:parent-style-name="Subtitle">
      <style:paragraph-properties fo:text-align="end" style:justify-single-word="false"/>
      <style:text-properties style:font-name="Ubuntu" fo:font-size="13pt" officeooo:rsid="000dd28f" officeooo:paragraph-rsid="000dd28f" style:font-size-asian="11.3500003814697pt" style:font-size-complex="13pt"/>
    </style:style>
    <style:style style:name="P4" style:family="paragraph" style:parent-style-name="Text_20_body">
      <style:paragraph-properties fo:text-align="start" style:justify-single-word="false"/>
      <style:text-properties style:font-name="Ubuntu" fo:font-size="13pt" officeooo:rsid="000eb1cd" officeooo:paragraph-rsid="000eb1cd" style:font-size-asian="11.3500003814697pt" style:font-size-complex="13pt"/>
    </style:style>
    <style:style style:name="P5" style:family="paragraph" style:parent-style-name="Text_20_body">
      <style:paragraph-properties fo:text-align="start" style:justify-single-word="false"/>
      <style:text-properties style:font-name="Ubuntu" fo:font-size="13pt" officeooo:rsid="00103325" officeooo:paragraph-rsid="00103325" style:font-size-asian="11.3500003814697pt" style:font-size-complex="13pt"/>
    </style:style>
    <style:style style:name="P6" style:family="paragraph" style:parent-style-name="Text_20_body">
      <style:paragraph-properties fo:text-align="start" style:justify-single-word="false"/>
      <style:text-properties style:font-name="Ubuntu" fo:font-size="13pt" officeooo:rsid="0011d90c" officeooo:paragraph-rsid="0011d90c" style:font-size-asian="11.3500003814697pt" style:font-size-complex="13pt"/>
    </style:style>
    <style:style style:name="P7" style:family="paragraph" style:parent-style-name="Text_20_body">
      <style:paragraph-properties fo:text-align="start" style:justify-single-word="false"/>
      <style:text-properties style:font-name="Ubuntu" fo:font-size="13pt" officeooo:rsid="0014bcc8" officeooo:paragraph-rsid="0014bcc8" style:font-size-asian="11.3500003814697pt" style:font-size-complex="13pt"/>
    </style:style>
    <style:style style:name="P8" style:family="paragraph" style:parent-style-name="Text_20_body">
      <style:paragraph-properties fo:text-align="start" style:justify-single-word="false"/>
      <style:text-properties style:font-name="Ubuntu" fo:font-size="13pt" officeooo:rsid="00191587" officeooo:paragraph-rsid="00191587" style:font-size-asian="11.3500003814697pt" style:font-size-complex="13pt"/>
    </style:style>
    <style:style style:name="P9" style:family="paragraph" style:parent-style-name="Text_20_body">
      <style:paragraph-properties fo:text-align="start" style:justify-single-word="false"/>
      <style:text-properties style:font-name="Ubuntu" fo:font-size="13pt" fo:font-weight="normal" officeooo:rsid="0014e3e8" officeooo:paragraph-rsid="0014e3e8" style:font-size-asian="11.3500003814697pt" style:font-weight-asian="normal" style:font-size-complex="13pt" style:font-weight-complex="normal"/>
    </style:style>
    <style:style style:name="P10" style:family="paragraph" style:parent-style-name="Text_20_body">
      <style:paragraph-properties fo:text-align="start" style:justify-single-word="false"/>
      <style:text-properties fo:color="#ff3333" style:font-name="Ubuntu" fo:font-size="13pt" fo:font-weight="normal" officeooo:rsid="00191587" officeooo:paragraph-rsid="00191587" style:font-size-asian="11.3500003814697pt" style:font-weight-asian="normal" style:font-size-complex="13pt" style:font-weight-complex="normal"/>
    </style:style>
    <style:style style:name="P11" style:family="paragraph" style:parent-style-name="Text_20_body">
      <style:paragraph-properties fo:text-align="start" style:justify-single-word="false"/>
      <style:text-properties fo:color="#ff3333" style:font-name="Ubuntu" fo:font-size="13pt" fo:font-weight="bold" officeooo:rsid="001a3fba" officeooo:paragraph-rsid="001a3fba" style:font-size-asian="11.3500003814697pt" style:font-weight-asian="bold" style:font-size-complex="13pt" style:font-weight-complex="bold"/>
    </style:style>
    <style:style style:name="P12" style:family="paragraph" style:parent-style-name="Text_20_body">
      <style:paragraph-properties fo:text-align="start" style:justify-single-word="false"/>
      <style:text-properties fo:color="#ff3333" style:font-name="Ubuntu" fo:font-size="13pt" fo:font-weight="bold" officeooo:rsid="001a3fba" officeooo:paragraph-rsid="001a3fba" style:font-size-asian="11.3500003814697pt" style:font-weight-asian="bold" style:font-size-complex="13pt" style:font-weight-complex="bold"/>
    </style:style>
    <style:style style:name="P13" style:family="paragraph" style:parent-style-name="Text_20_body">
      <style:paragraph-properties fo:text-align="start" style:justify-single-word="false"/>
      <style:text-properties fo:color="#000000" style:font-name="Ubuntu" fo:font-size="13pt" fo:font-weight="normal" officeooo:rsid="001c4f24" officeooo:paragraph-rsid="001c4f24" style:font-size-asian="11.3500003814697pt" style:font-weight-asian="normal" style:font-size-complex="13pt" style:font-weight-complex="normal"/>
    </style:style>
    <style:style style:name="P14" style:family="paragraph" style:parent-style-name="Text_20_body">
      <style:paragraph-properties fo:text-align="start" style:justify-single-word="false"/>
      <style:text-properties fo:color="#000000" style:font-name="Ubuntu" fo:font-size="13pt" fo:font-weight="normal" officeooo:rsid="001c4f24" officeooo:paragraph-rsid="001daa16" style:font-size-asian="11.3500003814697pt" style:font-weight-asian="normal" style:font-size-complex="13pt" style:font-weight-complex="normal"/>
    </style:style>
    <style:style style:name="P15" style:family="paragraph" style:parent-style-name="Text_20_body">
      <style:paragraph-properties fo:text-align="start" style:justify-single-word="false"/>
      <style:text-properties fo:color="#000000" style:font-name="Ubuntu" fo:font-size="13pt" fo:font-weight="normal" officeooo:rsid="001daa16" officeooo:paragraph-rsid="001daa16" style:font-size-asian="11.3500003814697pt" style:font-weight-asian="normal" style:font-size-complex="13pt" style:font-weight-complex="normal"/>
    </style:style>
    <style:style style:name="P16" style:family="paragraph" style:parent-style-name="Text_20_body">
      <style:paragraph-properties fo:text-align="start" style:justify-single-word="false"/>
      <style:text-properties fo:color="#000000" style:font-name="Ubuntu" fo:font-size="13pt" fo:font-weight="normal" officeooo:rsid="001f4b01" officeooo:paragraph-rsid="001f4b01" style:font-size-asian="11.3500003814697pt" style:font-weight-asian="normal" style:font-size-complex="13pt" style:font-weight-complex="normal"/>
    </style:style>
    <style:style style:name="P17" style:family="paragraph" style:parent-style-name="Text_20_body">
      <style:paragraph-properties fo:text-align="start" style:justify-single-word="false"/>
      <style:text-properties fo:color="#000000" style:font-name="Ubuntu" fo:font-size="13pt" fo:font-weight="normal" officeooo:rsid="001f5df3" officeooo:paragraph-rsid="001f5df3" style:font-size-asian="11.3500003814697pt" style:font-weight-asian="normal" style:font-size-complex="13pt" style:font-weight-complex="normal"/>
    </style:style>
    <style:style style:name="P18" style:family="paragraph" style:parent-style-name="Text_20_body">
      <style:paragraph-properties fo:text-align="start" style:justify-single-word="false"/>
      <style:text-properties fo:color="#000000" style:font-name="Ubuntu" fo:font-size="13pt" fo:font-weight="normal" officeooo:rsid="001fc803" officeooo:paragraph-rsid="001fc803" style:font-size-asian="11.3500003814697pt" style:font-weight-asian="normal" style:font-size-complex="13pt" style:font-weight-complex="normal"/>
    </style:style>
    <style:style style:name="P19" style:family="paragraph" style:parent-style-name="Text_20_body">
      <style:paragraph-properties fo:text-align="start" style:justify-single-word="false"/>
      <style:text-properties fo:color="#000000" style:font-name="Ubuntu" fo:font-size="13pt" fo:font-weight="normal" officeooo:rsid="00214c3c" officeooo:paragraph-rsid="00214c3c" style:font-size-asian="11.3500003814697pt" style:font-weight-asian="normal" style:font-size-complex="13pt" style:font-weight-complex="normal"/>
    </style:style>
    <style:style style:name="P20" style:family="paragraph" style:parent-style-name="Text_20_body">
      <style:paragraph-properties fo:text-align="start" style:justify-single-word="false"/>
      <style:text-properties fo:color="#000000" style:font-name="Ubuntu" fo:font-size="13pt" fo:font-weight="normal" officeooo:rsid="002376f2" officeooo:paragraph-rsid="002376f2" style:font-size-asian="11.3500003814697pt" style:font-weight-asian="normal" style:font-size-complex="13pt" style:font-weight-complex="normal"/>
    </style:style>
    <style:style style:name="P21" style:family="paragraph" style:parent-style-name="Text_20_body">
      <style:paragraph-properties fo:text-align="start" style:justify-single-word="false"/>
      <style:text-properties fo:color="#000000" style:font-name="Ubuntu" fo:font-size="13pt" fo:font-weight="normal" officeooo:rsid="0023c400" officeooo:paragraph-rsid="0023c400" style:font-size-asian="11.3500003814697pt" style:font-weight-asian="normal" style:font-size-complex="13pt" style:font-weight-complex="normal"/>
    </style:style>
    <style:style style:name="P22" style:family="paragraph" style:parent-style-name="Text_20_body">
      <style:paragraph-properties fo:text-align="start" style:justify-single-word="false"/>
      <style:text-properties fo:color="#000000" style:font-name="Ubuntu" fo:font-size="13pt" fo:font-weight="normal" officeooo:rsid="0026108b" officeooo:paragraph-rsid="0026108b" style:font-size-asian="11.3500003814697pt" style:font-weight-asian="normal" style:font-size-complex="13pt" style:font-weight-complex="normal"/>
    </style:style>
    <style:style style:name="P23" style:family="paragraph" style:parent-style-name="Footer">
      <style:paragraph-properties fo:text-align="center" style:justify-single-word="false"/>
      <style:text-properties style:font-name="Ubuntu"/>
    </style:style>
    <style:style style:name="T1" style:family="text">
      <style:text-properties fo:font-weight="bold" style:font-weight-asian="bold" style:font-weight-complex="bold"/>
    </style:style>
    <style:style style:name="T2" style:family="text">
      <style:text-properties fo:font-weight="bold" officeooo:rsid="0014041c" style:font-weight-asian="bold" style:font-weight-complex="bold"/>
    </style:style>
    <style:style style:name="T3" style:family="text">
      <style:text-properties fo:color="#ff3333" fo:font-weight="bold" style:font-weight-asian="bold" style:font-weight-complex="bold"/>
    </style:style>
    <style:style style:name="T4" style:family="text">
      <style:text-properties fo:color="#ff3333" fo:font-weight="bold" officeooo:rsid="0014041c" style:font-weight-asian="bold" style:font-weight-complex="bold"/>
    </style:style>
    <style:style style:name="T5" style:family="text">
      <style:text-properties officeooo:rsid="0014041c"/>
    </style:style>
    <style:style style:name="T6" style:family="text">
      <style:text-properties officeooo:rsid="00169251"/>
    </style:style>
    <style:style style:name="T7" style:family="text">
      <style:text-properties officeooo:rsid="001a3fba"/>
    </style:style>
    <style:style style:name="T8" style:family="text">
      <style:text-properties officeooo:rsid="001daa16"/>
    </style:style>
    <style:style style:name="T9" style:family="text">
      <style:text-properties officeooo:rsid="0023a753"/>
    </style:style>
    <style:style style:name="T10" style:family="text">
      <style:text-properties officeooo:rsid="0026d0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 of Oracle Certificated Associate Java Programmer Exam Guide</text:p>
      <text:p text:style-name="P3">by Zhou Kai, 2015-01-11</text:p>
      <text:p text:style-name="P4">An interface is a grouping of related <text:span text:style-name="T3">methods</text:span> and <text:span text:style-name="T3">constants</text:span>, but the methods in an interface cannot define any implementation.</text:p>
      <text:p text:style-name="P5">The classes and interfaces can be defined <text:span text:style-name="T3">in any order of occurrence</text:span> in a Java source code file.</text:p>
      <text:p text:style-name="P6">When you use a package or import statement within Java files, both the package and import statements <text:span text:style-name="T3">apply to all</text:span> of the classes and interfaces defined in that source code file<text:span text:style-name="T5">(so there will be </text:span><text:span text:style-name="T4">exactly one</text:span><text:span text:style-name="T5"> package statement per Java source code file </text:span><text:span text:style-name="T2">if there are any</text:span><text:span text:style-name="T5">)</text:span></text:p>
      <text:p text:style-name="P7">What makes a regular Java class <text:span text:style-name="T1">an executable Java class?</text:span></text:p>
      <text:p text:style-name="P9">An executable Java class is a class which, when handed over to the JVM, starts its execution at a particular point in the class – <text:span text:style-name="T3">the main method</text:span>, <text:span text:style-name="T6">defined in the class. The valid main method has a fixed signature:</text:span></text:p>
      <text:p text:style-name="P10"><text:span text:style-name="T1">public static void main (String [] args)</text:span> <text:s/><text:span text:style-name="T7">or:</text:span></text:p>
      <text:p text:style-name="P11">public static void main (String … args)</text:p>
      <text:p text:style-name="P14">notice that:</text:p>
      <text:p text:style-name="P14"><text:span text:style-name="T8">&gt;&gt; </text:span><text:s/>args can be replaced by any valid identifiers</text:p>
      <text:p text:style-name="P15">&gt;&gt; [] can be either after String or args</text:p>
      <text:p text:style-name="P16">&gt;&gt; don't need double quotes “” when executing the Java class file</text:p>
      <text:p text:style-name="P17">&gt;&gt; e.g. $ java HelloWorld Zhou Kai</text:p>
      <text:p text:style-name="P18">&gt;&gt; notice in the above example, only Zhou and Kai are passed as args, not java or HelloWorld</text:p>
      <text:p text:style-name="P19">All classes and interfaces are packaged. If you don't include an explicit package statement in a class or an interface, it's part of a default package.</text:p>
      <text:p text:style-name="P20">A few of important rules about packages:</text:p>
      <text:p text:style-name="P20">&gt;&gt; Per Java naming conventions, package names should all be in lowercase.</text:p>
      <text:p text:style-name="P20">&gt;&gt; The package and subpackage names are separated using a dot(.).</text:p>
      <text:p text:style-name="P20"><text:soft-page-break/>&gt;&gt; There can be a maximum of one package statement per Java source code file(.java file)</text:p>
      <text:p text:style-name="P20">&gt;&gt; <text:span text:style-name="T9">All the classes and interfaces defined in a Java source code file will be defined in the same package. There is no way to package classes and interfaces defined within the same Java source code file in different packages.</text:span></text:p>
      <text:p text:style-name="P21">&gt;&gt; A fully qualified name for a class or interface is formed by prefixing its package name with its name(separated by a period). </text:p>
      <text:p text:style-name="P22">&gt;&gt; The hierarchy of the packaged classes should match the hierarchy of the directories in which these classes and interfaces are defined in the code. </text:p>
      <text:p text:style-name="P22">&gt;&gt; The base directory, is the directory that contains your packaged Java codes.</text:p>
      <text:p text:style-name="P22">&gt;&gt; To enable the JRE to locate your classes, add the base directory to the CLASSPATH<text:span text:style-name="T10">(an environment variable)</text:span>.</text:p>
      <text:p text:style-name="P22"/>
      <text:p text:style-name="P22"/>
      <text:p text:style-name="P22"/>
      <text:p text:style-name="P21"/>
      <text:p text:style-name="P13"/>
      <text:p text:style-name="P11"/>
      <text:p text:style-name="P8"/>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buntu"/>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20:02:29.245026373</meta:creation-date>
    <dc:date>2015-01-14T01:43:36.226242292</dc:date>
    <meta:editing-duration>PT18H42M59S</meta:editing-duration>
    <meta:editing-cycles>30</meta:editing-cycles>
    <meta:generator>LibreOffice/4.2.7.2$Linux_X86_64 LibreOffice_project/420m0$Build-2</meta:generator>
    <meta:document-statistic meta:table-count="0" meta:image-count="0" meta:object-count="0" meta:page-count="2" meta:paragraph-count="26" meta:word-count="411" meta:character-count="2333" meta:non-whitespace-character-count="1943"/>
  </office:meta>
</office:document-meta>
</file>